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 table:number-columns-spanned="1" table:number-rows-spanned="2">
            <text:p>File</text:p>
          </table:table-cell>
          <table:table-cell office:value-type="string" calcext:value-type="string" table:number-columns-spanned="1" table:number-rows-spanned="2">
            <text:p>Original Size</text:p>
          </table:table-cell>
          <table:table-cell office:value-type="string" calcext:value-type="string" table:number-columns-spanned="2" table:number-rows-spanned="1">
            <text:p>No Reset</text:p>
          </table:table-cell>
          <table:covered-table-cell/>
          <table:table-cell office:value-type="string" calcext:value-type="string" table:number-columns-spanned="2" table:number-rows-spanned="1">
            <text:p>Reset</text:p>
          </table:table-cell>
          <table:covered-table-cell/>
          <table:table-cell office:value-type="string" calcext:value-type="string" table:number-columns-spanned="2" table:number-rows-spanned="1">
            <text:p>Monitor</text:p>
          </table:table-cell>
          <table:covered-table-cell/>
          <table:table-cell table:number-columns-repeated="1016"/>
        </table:table-row>
        <table:table-row table:style-name="ro1">
          <table:covered-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mpress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go-big.gif</text:p>
          </table:table-cell>
          <table:table-cell office:value-type="float" office:value="93371" calcext:value-type="float">
            <text:p>93371</text:p>
          </table:table-cell>
          <table:table-cell office:value-type="float" office:value="122493" calcext:value-type="float">
            <text:p>122493</text:p>
          </table:table-cell>
          <table:table-cell table:style-name="ce2" table:formula="of:=[.C3]/[.B3]" office:value-type="percentage" office:value="1.31189555643615" calcext:value-type="percentage">
            <text:p/>
          </table:table-cell>
          <table:table-cell office:value-type="float" office:value="122493" calcext:value-type="float">
            <text:p>122493</text:p>
          </table:table-cell>
          <table:table-cell table:style-name="ce2" table:formula="of:=[.E3]/[.B3]" office:value-type="percentage" office:value="1.31189555643615" calcext:value-type="percentage">
            <text:p/>
          </table:table-cell>
          <table:table-cell office:value-type="float" office:value="122493" calcext:value-type="float">
            <text:p>122493</text:p>
          </table:table-cell>
          <table:table-cell table:style-name="ce2" table:formula="of:=[.G3]/[.B3]" office:value-type="percentage" office:value="1.31189555643615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2.doc</text:p>
          </table:table-cell>
          <table:table-cell office:value-type="float" office:value="87040" calcext:value-type="float">
            <text:p>87040</text:p>
          </table:table-cell>
          <table:table-cell office:value-type="float" office:value="40040" calcext:value-type="float">
            <text:p>40040</text:p>
          </table:table-cell>
          <table:table-cell table:style-name="ce2" table:formula="of:=[.C4]/[.B4]" office:value-type="percentage" office:value="0.460018382352941" calcext:value-type="percentage">
            <text:p/>
          </table:table-cell>
          <table:table-cell office:value-type="float" office:value="40040" calcext:value-type="float">
            <text:p>40040</text:p>
          </table:table-cell>
          <table:table-cell table:style-name="ce2" table:formula="of:=[.E4]/[.B4]" office:value-type="percentage" office:value="0.460018382352941" calcext:value-type="percentage">
            <text:p/>
          </table:table-cell>
          <table:table-cell office:value-type="float" office:value="40040" calcext:value-type="float">
            <text:p>40040</text:p>
          </table:table-cell>
          <table:table-cell table:style-name="ce2" table:formula="of:=[.G4]/[.B4]" office:value-type="percentage" office:value="0.460018382352941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mps.tar</text:p>
          </table:table-cell>
          <table:table-cell office:value-type="float" office:value="1105920" calcext:value-type="float">
            <text:p>1105920</text:p>
          </table:table-cell>
          <table:table-cell office:value-type="float" office:value="80913" calcext:value-type="float">
            <text:p>80913</text:p>
          </table:table-cell>
          <table:table-cell table:style-name="ce2" table:formula="of:=[.C5]/[.B5]" office:value-type="percentage" office:value="0.0731635199652778" calcext:value-type="percentage">
            <text:p/>
          </table:table-cell>
          <table:table-cell office:value-type="float" office:value="80913" calcext:value-type="float">
            <text:p>80913</text:p>
          </table:table-cell>
          <table:table-cell table:style-name="ce2" table:formula="of:=[.E5]/[.B5]" office:value-type="percentage" office:value="0.0731635199652778" calcext:value-type="percentage">
            <text:p/>
          </table:table-cell>
          <table:table-cell office:value-type="float" office:value="80913" calcext:value-type="float">
            <text:p>80913</text:p>
          </table:table-cell>
          <table:table-cell table:style-name="ce2" table:formula="of:=[.G5]/[.B5]" office:value-type="percentage" office:value="0.0731635199652778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de.txt</text:p>
          </table:table-cell>
          <table:table-cell office:value-type="float" office:value="72351" calcext:value-type="float">
            <text:p>72351</text:p>
          </table:table-cell>
          <table:table-cell office:value-type="float" office:value="24544" calcext:value-type="float">
            <text:p>24544</text:p>
          </table:table-cell>
          <table:table-cell table:style-name="ce2" table:formula="of:=[.C6]/[.B6]" office:value-type="percentage" office:value="0.339235117690149" calcext:value-type="percentage">
            <text:p/>
          </table:table-cell>
          <table:table-cell office:value-type="float" office:value="24544" calcext:value-type="float">
            <text:p>24544</text:p>
          </table:table-cell>
          <table:table-cell table:style-name="ce2" table:formula="of:=[.E6]/[.B6]" office:value-type="percentage" office:value="0.339235117690149" calcext:value-type="percentage">
            <text:p/>
          </table:table-cell>
          <table:table-cell office:value-type="float" office:value="24544" calcext:value-type="float">
            <text:p>24544</text:p>
          </table:table-cell>
          <table:table-cell table:style-name="ce2" table:formula="of:=[.G6]/[.B6]" office:value-type="percentage" office:value="0.339235117690149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de2.txt</text:p>
          </table:table-cell>
          <table:table-cell office:value-type="float" office:value="57701" calcext:value-type="float">
            <text:p>57701</text:p>
          </table:table-cell>
          <table:table-cell office:value-type="float" office:value="20516" calcext:value-type="float">
            <text:p>20516</text:p>
          </table:table-cell>
          <table:table-cell table:style-name="ce2" table:formula="of:=[.C7]/[.B7]" office:value-type="percentage" office:value="0.355557096064193" calcext:value-type="percentage">
            <text:p/>
          </table:table-cell>
          <table:table-cell office:value-type="float" office:value="20516" calcext:value-type="float">
            <text:p>20516</text:p>
          </table:table-cell>
          <table:table-cell table:style-name="ce2" table:formula="of:=[.E7]/[.B7]" office:value-type="percentage" office:value="0.355557096064193" calcext:value-type="percentage">
            <text:p/>
          </table:table-cell>
          <table:table-cell office:value-type="float" office:value="20516" calcext:value-type="float">
            <text:p>20516</text:p>
          </table:table-cell>
          <table:table-cell table:style-name="ce2" table:formula="of:=[.G7]/[.B7]" office:value-type="percentage" office:value="0.355557096064193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it.exe</text:p>
          </table:table-cell>
          <table:table-cell office:value-type="float" office:value="236328" calcext:value-type="float">
            <text:p>236328</text:p>
          </table:table-cell>
          <table:table-cell office:value-type="float" office:value="156409" calcext:value-type="float">
            <text:p>156409</text:p>
          </table:table-cell>
          <table:table-cell table:style-name="ce2" table:formula="of:=[.C8]/[.B8]" office:value-type="percentage" office:value="0.66183016824075" calcext:value-type="percentage">
            <text:p/>
          </table:table-cell>
          <table:table-cell office:value-type="float" office:value="152232" calcext:value-type="float">
            <text:p>152232</text:p>
          </table:table-cell>
          <table:table-cell table:style-name="ce2" table:formula="of:=[.E8]/[.B8]" office:value-type="percentage" office:value="0.644155580379811" calcext:value-type="percentage">
            <text:p/>
          </table:table-cell>
          <table:table-cell office:value-type="float" office:value="156409" calcext:value-type="float">
            <text:p>156409</text:p>
          </table:table-cell>
          <table:table-cell table:style-name="ce2" table:formula="of:=[.G8]/[.B8]" office:value-type="percentage" office:value="0.66183016824075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sty.jpg</text:p>
          </table:table-cell>
          <table:table-cell office:value-type="float" office:value="126748" calcext:value-type="float">
            <text:p>126748</text:p>
          </table:table-cell>
          <table:table-cell office:value-type="float" office:value="163789" calcext:value-type="float">
            <text:p>163789</text:p>
          </table:table-cell>
          <table:table-cell table:style-name="ce2" table:formula="of:=[.C9]/[.B9]" office:value-type="percentage" office:value="1.29224129769306" calcext:value-type="percentage">
            <text:p/>
          </table:table-cell>
          <table:table-cell office:value-type="float" office:value="171171" calcext:value-type="float">
            <text:p>171171</text:p>
          </table:table-cell>
          <table:table-cell table:style-name="ce2" table:formula="of:=[.E9]/[.B9]" office:value-type="percentage" office:value="1.35048284785559" calcext:value-type="percentage">
            <text:p/>
          </table:table-cell>
          <table:table-cell office:value-type="float" office:value="163789" calcext:value-type="float">
            <text:p>163789</text:p>
          </table:table-cell>
          <table:table-cell table:style-name="ce2" table:formula="of:=[.G9]/[.B9]" office:value-type="percentage" office:value="1.29224129769306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ne_fishing.bmp</text:p>
          </table:table-cell>
          <table:table-cell office:value-type="float" office:value="17336" calcext:value-type="float">
            <text:p>17336</text:p>
          </table:table-cell>
          <table:table-cell office:value-type="float" office:value="8963" calcext:value-type="float">
            <text:p>8963</text:p>
          </table:table-cell>
          <table:table-cell table:style-name="ce2" table:formula="of:=[.C10]/[.B10]" office:value-type="percentage" office:value="0.517016612828795" calcext:value-type="percentage">
            <text:p/>
          </table:table-cell>
          <table:table-cell office:value-type="float" office:value="8963" calcext:value-type="float">
            <text:p>8963</text:p>
          </table:table-cell>
          <table:table-cell table:style-name="ce2" table:formula="of:=[.E10]/[.B10]" office:value-type="percentage" office:value="0.517016612828795" calcext:value-type="percentage">
            <text:p/>
          </table:table-cell>
          <table:table-cell office:value-type="float" office:value="8963" calcext:value-type="float">
            <text:p>8963</text:p>
          </table:table-cell>
          <table:table-cell table:style-name="ce2" table:formula="of:=[.G10]/[.B10]" office:value-type="percentage" office:value="0.517016612828795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ge.txt</text:p>
          </table:table-cell>
          <table:table-cell office:value-type="float" office:value="1220703" calcext:value-type="float">
            <text:p>1220703</text:p>
          </table:table-cell>
          <table:table-cell office:value-type="float" office:value="501777" calcext:value-type="float">
            <text:p>501777</text:p>
          </table:table-cell>
          <table:table-cell table:style-name="ce2" table:formula="of:=[.C11]/[.B11]" office:value-type="percentage" office:value="0.41105576049211" calcext:value-type="percentage">
            <text:p/>
          </table:table-cell>
          <table:table-cell office:value-type="float" office:value="527542" calcext:value-type="float">
            <text:p>527542</text:p>
          </table:table-cell>
          <table:table-cell table:style-name="ce2" table:formula="of:=[.E11]/[.B11]" office:value-type="percentage" office:value="0.432162450653435" calcext:value-type="percentage">
            <text:p/>
          </table:table-cell>
          <table:table-cell office:value-type="float" office:value="501777" calcext:value-type="float">
            <text:p>501777</text:p>
          </table:table-cell>
          <table:table-cell table:style-name="ce2" table:formula="of:=[.G11]/[.B11]" office:value-type="percentage" office:value="0.41105576049211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.txt</text:p>
          </table:table-cell>
          <table:table-cell office:value-type="float" office:value="25407" calcext:value-type="float">
            <text:p>25407</text:p>
          </table:table-cell>
          <table:table-cell office:value-type="float" office:value="12531" calcext:value-type="float">
            <text:p>12531</text:p>
          </table:table-cell>
          <table:table-cell table:style-name="ce2" table:formula="of:=[.C12]/[.B12]" office:value-type="percentage" office:value="0.493210532530405" calcext:value-type="percentage">
            <text:p/>
          </table:table-cell>
          <table:table-cell office:value-type="float" office:value="12531" calcext:value-type="float">
            <text:p>12531</text:p>
          </table:table-cell>
          <table:table-cell table:style-name="ce2" table:formula="of:=[.E12]/[.B12]" office:value-type="percentage" office:value="0.493210532530405" calcext:value-type="percentage">
            <text:p/>
          </table:table-cell>
          <table:table-cell office:value-type="float" office:value="12531" calcext:value-type="float">
            <text:p>12531</text:p>
          </table:table-cell>
          <table:table-cell table:style-name="ce2" table:formula="of:=[.G12]/[.B12]" office:value-type="percentage" office:value="0.493210532530405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xts.tar</text:p>
          </table:table-cell>
          <table:table-cell office:value-type="float" office:value="1382400" calcext:value-type="float">
            <text:p>1382400</text:p>
          </table:table-cell>
          <table:table-cell office:value-type="float" office:value="597845" calcext:value-type="float">
            <text:p>597845</text:p>
          </table:table-cell>
          <table:table-cell table:style-name="ce2" table:formula="of:=[.C13]/[.B13]" office:value-type="percentage" office:value="0.432468894675926" calcext:value-type="percentage">
            <text:p/>
          </table:table-cell>
          <table:table-cell office:value-type="float" office:value="590493" calcext:value-type="float">
            <text:p>590493</text:p>
          </table:table-cell>
          <table:table-cell table:style-name="ce2" table:formula="of:=[.E13]/[.B13]" office:value-type="percentage" office:value="0.427150607638889" calcext:value-type="percentage">
            <text:p/>
          </table:table-cell>
          <table:table-cell office:value-type="float" office:value="597845" calcext:value-type="float">
            <text:p>597845</text:p>
          </table:table-cell>
          <table:table-cell table:style-name="ce2" table:formula="of:=[.G13]/[.B13]" office:value-type="percentage" office:value="0.432468894675926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cky.bmp</text:p>
          </table:table-cell>
          <table:table-cell office:value-type="float" office:value="921654" calcext:value-type="float">
            <text:p>921654</text:p>
          </table:table-cell>
          <table:table-cell office:value-type="float" office:value="3951" calcext:value-type="float">
            <text:p>3951</text:p>
          </table:table-cell>
          <table:table-cell table:style-name="ce2" table:formula="of:=[.C14]/[.B14]" office:value-type="percentage" office:value="0.00428685819190282" calcext:value-type="percentage">
            <text:p/>
          </table:table-cell>
          <table:table-cell office:value-type="float" office:value="3951" calcext:value-type="float">
            <text:p>3951</text:p>
          </table:table-cell>
          <table:table-cell table:style-name="ce2" table:formula="of:=[.E14]/[.B14]" office:value-type="percentage" office:value="0.00428685819190282" calcext:value-type="percentage">
            <text:p/>
          </table:table-cell>
          <table:table-cell office:value-type="float" office:value="3951" calcext:value-type="float">
            <text:p>3951</text:p>
          </table:table-cell>
          <table:table-cell table:style-name="ce2" table:formula="of:=[.G14]/[.B14]" office:value-type="percentage" office:value="0.00428685819190282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nt256.bmp</text:p>
          </table:table-cell>
          <table:table-cell office:value-type="float" office:value="157044" calcext:value-type="float">
            <text:p>157044</text:p>
          </table:table-cell>
          <table:table-cell office:value-type="float" office:value="62931" calcext:value-type="float">
            <text:p>62931</text:p>
          </table:table-cell>
          <table:table-cell table:style-name="ce2" table:formula="of:=[.C15]/[.B15]" office:value-type="percentage" office:value="0.400722090624284" calcext:value-type="percentage">
            <text:p/>
          </table:table-cell>
          <table:table-cell office:value-type="float" office:value="62931" calcext:value-type="float">
            <text:p>62931</text:p>
          </table:table-cell>
          <table:table-cell table:style-name="ce2" table:formula="of:=[.E15]/[.B15]" office:value-type="percentage" office:value="0.400722090624284" calcext:value-type="percentage">
            <text:p/>
          </table:table-cell>
          <table:table-cell office:value-type="float" office:value="62931" calcext:value-type="float">
            <text:p>62931</text:p>
          </table:table-cell>
          <table:table-cell table:style-name="ce2" table:formula="of:=[.G15]/[.B15]" office:value-type="percentage" office:value="0.400722090624284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naryStdIn.java</text:p>
          </table:table-cell>
          <table:table-cell office:value-type="float" office:value="7993" calcext:value-type="float">
            <text:p>7993</text:p>
          </table:table-cell>
          <table:table-cell office:value-type="float" office:value="3333" calcext:value-type="float">
            <text:p>3333</text:p>
          </table:table-cell>
          <table:table-cell table:style-name="ce2" table:formula="of:=[.C16]/[.B16]" office:value-type="percentage" office:value="0.416989866132866" calcext:value-type="percentage">
            <text:p/>
          </table:table-cell>
          <table:table-cell office:value-type="float" office:value="3333" calcext:value-type="float">
            <text:p>3333</text:p>
          </table:table-cell>
          <table:table-cell table:style-name="ce2" table:formula="of:=[.E16]/[.B16]" office:value-type="percentage" office:value="0.416989866132866" calcext:value-type="percentage">
            <text:p/>
          </table:table-cell>
          <table:table-cell office:value-type="float" office:value="3333" calcext:value-type="float">
            <text:p>3333</text:p>
          </table:table-cell>
          <table:table-cell table:style-name="ce2" table:formula="of:=[.G16]/[.B16]" office:value-type="percentage" office:value="0.416989866132866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naryStdOut.java</text:p>
          </table:table-cell>
          <table:table-cell office:value-type="float" office:value="7462" calcext:value-type="float">
            <text:p>7462</text:p>
          </table:table-cell>
          <table:table-cell office:value-type="float" office:value="3205" calcext:value-type="float">
            <text:p>3205</text:p>
          </table:table-cell>
          <table:table-cell table:style-name="ce2" table:formula="of:=[.C17]/[.B17]" office:value-type="percentage" office:value="0.429509514875369" calcext:value-type="percentage">
            <text:p/>
          </table:table-cell>
          <table:table-cell office:value-type="float" office:value="3205" calcext:value-type="float">
            <text:p>3205</text:p>
          </table:table-cell>
          <table:table-cell table:style-name="ce2" table:formula="of:=[.E17]/[.B17]" office:value-type="percentage" office:value="0.429509514875369" calcext:value-type="percentage">
            <text:p/>
          </table:table-cell>
          <table:table-cell office:value-type="float" office:value="3205" calcext:value-type="float">
            <text:p>3205</text:p>
          </table:table-cell>
          <table:table-cell table:style-name="ce2" table:formula="of:=[.G17]/[.B17]" office:value-type="percentage" office:value="0.429509514875369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ZWmod.java</text:p>
          </table:table-cell>
          <table:table-cell office:value-type="float" office:value="10322" calcext:value-type="float">
            <text:p>10322</text:p>
          </table:table-cell>
          <table:table-cell office:value-type="float" office:value="4638" calcext:value-type="float">
            <text:p>4638</text:p>
          </table:table-cell>
          <table:table-cell table:style-name="ce2" table:formula="of:=[.C18]/[.B18]" office:value-type="percentage" office:value="0.449331524898276" calcext:value-type="percentage">
            <text:p/>
          </table:table-cell>
          <table:table-cell office:value-type="float" office:value="4638" calcext:value-type="float">
            <text:p>4638</text:p>
          </table:table-cell>
          <table:table-cell table:style-name="ce2" table:formula="of:=[.E18]/[.B18]" office:value-type="percentage" office:value="0.449331524898276" calcext:value-type="percentage">
            <text:p/>
          </table:table-cell>
          <table:table-cell office:value-type="float" office:value="4638" calcext:value-type="float">
            <text:p>4638</text:p>
          </table:table-cell>
          <table:table-cell table:style-name="ce2" table:formula="of:=[.G18]/[.B18]" office:value-type="percentage" office:value="0.449331524898276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T.java</text:p>
          </table:table-cell>
          <table:table-cell office:value-type="float" office:value="5465" calcext:value-type="float">
            <text:p>5465</text:p>
          </table:table-cell>
          <table:table-cell office:value-type="float" office:value="2238" calcext:value-type="float">
            <text:p>2238</text:p>
          </table:table-cell>
          <table:table-cell table:style-name="ce2" table:formula="of:=[.C19]/[.B19]" office:value-type="percentage" office:value="0.409515096065874" calcext:value-type="percentage">
            <text:p/>
          </table:table-cell>
          <table:table-cell office:value-type="float" office:value="2238" calcext:value-type="float">
            <text:p>2238</text:p>
          </table:table-cell>
          <table:table-cell table:style-name="ce2" table:formula="of:=[.E19]/[.B19]" office:value-type="percentage" office:value="0.409515096065874" calcext:value-type="percentage">
            <text:p/>
          </table:table-cell>
          <table:table-cell office:value-type="float" office:value="2238" calcext:value-type="float">
            <text:p>2238</text:p>
          </table:table-cell>
          <table:table-cell table:style-name="ce2" table:formula="of:=[.G19]/[.B19]" office:value-type="percentage" office:value="0.409515096065874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naryStdIn.class</text:p>
          </table:table-cell>
          <table:table-cell office:value-type="float" office:value="3562" calcext:value-type="float">
            <text:p>3562</text:p>
          </table:table-cell>
          <table:table-cell office:value-type="float" office:value="2394" calcext:value-type="float">
            <text:p>2394</text:p>
          </table:table-cell>
          <table:table-cell table:style-name="ce2" table:formula="of:=[.C20]/[.B20]" office:value-type="percentage" office:value="0.672094329028636" calcext:value-type="percentage">
            <text:p/>
          </table:table-cell>
          <table:table-cell office:value-type="float" office:value="2394" calcext:value-type="float">
            <text:p>2394</text:p>
          </table:table-cell>
          <table:table-cell table:style-name="ce2" table:formula="of:=[.E20]/[.B20]" office:value-type="percentage" office:value="0.672094329028636" calcext:value-type="percentage">
            <text:p/>
          </table:table-cell>
          <table:table-cell office:value-type="float" office:value="2394" calcext:value-type="float">
            <text:p>2394</text:p>
          </table:table-cell>
          <table:table-cell table:style-name="ce2" table:formula="of:=[.G20]/[.B20]" office:value-type="percentage" office:value="0.672094329028636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naryStdOut.class</text:p>
          </table:table-cell>
          <table:table-cell office:value-type="float" office:value="4099" calcext:value-type="float">
            <text:p>4099</text:p>
          </table:table-cell>
          <table:table-cell office:value-type="float" office:value="2625" calcext:value-type="float">
            <text:p>2625</text:p>
          </table:table-cell>
          <table:table-cell table:style-name="ce2" table:formula="of:=[.C21]/[.B21]" office:value-type="percentage" office:value="0.640400097584777" calcext:value-type="percentage">
            <text:p/>
          </table:table-cell>
          <table:table-cell office:value-type="float" office:value="2625" calcext:value-type="float">
            <text:p>2625</text:p>
          </table:table-cell>
          <table:table-cell table:style-name="ce2" table:formula="of:=[.E21]/[.B21]" office:value-type="percentage" office:value="0.640400097584777" calcext:value-type="percentage">
            <text:p/>
          </table:table-cell>
          <table:table-cell office:value-type="float" office:value="2625" calcext:value-type="float">
            <text:p>2625</text:p>
          </table:table-cell>
          <table:table-cell table:style-name="ce2" table:formula="of:=[.G21]/[.B21]" office:value-type="percentage" office:value="0.640400097584777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ZWmod.class</text:p>
          </table:table-cell>
          <table:table-cell office:value-type="float" office:value="5584" calcext:value-type="float">
            <text:p>5584</text:p>
          </table:table-cell>
          <table:table-cell office:value-type="float" office:value="4156" calcext:value-type="float">
            <text:p>4156</text:p>
          </table:table-cell>
          <table:table-cell table:style-name="ce2" table:formula="of:=[.C22]/[.B22]" office:value-type="percentage" office:value="0.744269340974212" calcext:value-type="percentage">
            <text:p/>
          </table:table-cell>
          <table:table-cell office:value-type="float" office:value="4156" calcext:value-type="float">
            <text:p>4156</text:p>
          </table:table-cell>
          <table:table-cell table:style-name="ce2" table:formula="of:=[.E22]/[.B22]" office:value-type="percentage" office:value="0.744269340974212" calcext:value-type="percentage">
            <text:p/>
          </table:table-cell>
          <table:table-cell office:value-type="float" office:value="4156" calcext:value-type="float">
            <text:p>4156</text:p>
          </table:table-cell>
          <table:table-cell table:style-name="ce2" table:formula="of:=[.G22]/[.B22]" office:value-type="percentage" office:value="0.744269340974212" calcext:value-type="percentage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T.class</text:p>
          </table:table-cell>
          <table:table-cell office:value-type="float" office:value="6039" calcext:value-type="float">
            <text:p>6039</text:p>
          </table:table-cell>
          <table:table-cell office:value-type="float" office:value="4156" calcext:value-type="float">
            <text:p>4156</text:p>
          </table:table-cell>
          <table:table-cell table:style-name="ce2" table:formula="of:=[.C23]/[.B23]" office:value-type="percentage" office:value="0.688193409504885" calcext:value-type="percentage">
            <text:p/>
          </table:table-cell>
          <table:table-cell office:value-type="float" office:value="4156" calcext:value-type="float">
            <text:p>4156</text:p>
          </table:table-cell>
          <table:table-cell table:style-name="ce2" table:formula="of:=[.E23]/[.B23]" office:value-type="percentage" office:value="0.688193409504885" calcext:value-type="percentage">
            <text:p/>
          </table:table-cell>
          <table:table-cell office:value-type="float" office:value="4156" calcext:value-type="float">
            <text:p>4156</text:p>
          </table:table-cell>
          <table:table-cell table:style-name="ce2" table:formula="of:=[.G23]/[.B23]" office:value-type="percentage" office:value="0.688193409504885" calcext:value-type="percentage">
            <text:p/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11:16:50.71130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14:34:56.281600000</meta:creation-date>
    <dc:date>2014-06-27T11:55:09.204466000</dc:date>
    <meta:editing-duration>PT44M28S</meta:editing-duration>
    <meta:editing-cycles>13</meta:editing-cycles>
    <meta:generator>LibreOffice/4.2.1.1$MacOSX_x86 LibreOffice_project/d7dbbd7842e6a58b0f521599204e827654e1fb8b</meta:generator>
    <meta:document-statistic meta:table-count="1" meta:cell-count="179" meta:object-count="0"/>
  </office:meta>
</office:document-meta>
</file>